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f31ab" officeooo:paragraph-rsid="001f31ab"/>
    </style:style>
    <style:style style:name="P3" style:family="paragraph" style:parent-style-name="Standard">
      <style:text-properties style:font-name="URW Chancery L" fo:font-size="18pt" fo:font-weight="bold" officeooo:rsid="00256ac4" officeooo:paragraph-rsid="00256ac4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style:font-name="URW Chancery L" officeooo:rsid="00243ab3" officeooo:paragraph-rsid="00243ab3"/>
    </style:style>
    <style:style style:name="P5" style:family="paragraph" style:parent-style-name="Standard">
      <style:text-properties style:font-name="URW Chancery L" officeooo:rsid="00256ac4" officeooo:paragraph-rsid="00256ac4"/>
    </style:style>
    <style:style style:name="P6" style:family="paragraph" style:parent-style-name="Standard" style:list-style-name="L1">
      <style:text-properties style:font-name="URW Chancery L" officeooo:rsid="00256ac4" officeooo:paragraph-rsid="00256ac4"/>
    </style:style>
    <style:style style:name="P7" style:family="paragraph" style:parent-style-name="Standard" style:list-style-name="L1">
      <style:text-properties style:font-name="URW Chancery L" officeooo:rsid="0025f964" officeooo:paragraph-rsid="0025f964"/>
    </style:style>
    <style:style style:name="T1" style:family="text">
      <style:text-properties officeooo:rsid="0025f964"/>
    </style:style>
    <style:style style:name="T2" style:family="text">
      <style:text-properties officeooo:rsid="0027b51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k Shoyu Broth for Ramen</text:p>
      <text:p text:style-name="P1"/>
      <text:p text:style-name="P5">1 T.<text:tab/>Sesame oil.</text:p>
      <text:p text:style-name="P5">2 in.<text:tab/>Ginger, sliced.</text:p>
      <text:p text:style-name="P5">3 clvs.<text:tab/>Garlic, crushed.</text:p>
      <text:p text:style-name="P5">1 T.<text:tab/>Doubanjiang.</text:p>
      <text:p text:style-name="P5">2 c.<text:tab/><text:span text:style-name="T2">Asian p</text:span>ork broth.</text:p>
      <text:p text:style-name="P5">2 c.<text:tab/>Chicken broth.</text:p>
      <text:p text:style-name="P5">2 c.<text:tab/>Water.</text:p>
      <text:p text:style-name="P5">1 pkt.<text:tab/>Instant dashi.</text:p>
      <text:p text:style-name="P5">2 T.<text:tab/>Soy sauce.</text:p>
      <text:p text:style-name="P5">1 T.<text:tab/>Sake.</text:p>
      <text:p text:style-name="P5">1 t.<text:tab/>Salt.</text:p>
      <text:p text:style-name="P5">1 t.<text:tab/>Sugar.</text:p>
      <text:p text:style-name="P5">2 <text:tab/>Heaven facing peppers, dried.</text:p>
      <text:p text:style-name="P5">½ t.<text:tab/>White pepper.</text:p>
      <text:p text:style-name="P2"/>
      <text:list xml:id="list1605629834" text:style-name="L1">
        <text:list-item>
          <text:p text:style-name="P6">In a soup pot, heat <text:span text:style-name="T1">se</text:span>same oil.</text:p>
        </text:list-item>
        <text:list-item>
          <text:p text:style-name="P6">Add ginger and garlic to soften (don’t burn the garlic).</text:p>
        </text:list-item>
        <text:list-item>
          <text:p text:style-name="P7">Add doubanjiang and mix with aromatics.</text:p>
        </text:list-item>
        <text:list-item>
          <text:p text:style-name="P7">Add <text:span text:style-name="T2">Asian </text:span>pork stock, chicken stock, water, and dashi powder. <text:s/>Mix in doubanjiang mixture.</text:p>
        </text:list-item>
        <text:list-item>
          <text:p text:style-name="P7">Add remaining ingredients and bring to a boil.</text:p>
        </text:list-item>
        <text:list-item>
          <text:p text:style-name="P7">Reduce heat and simmer for 30 minutes.</text:p>
        </text:list-item>
        <text:list-item>
          <text:p text:style-name="P7">Strain through cheese cloth.</text:p>
        </text:list-item>
        <text:list-item>
          <text:p text:style-name="P7">Return to fire and reduce to 3 cup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7T18:44:36.826314608</dc:date>
    <meta:editing-duration>PT58M5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30" meta:character-count="645" meta:non-whitespace-character-count="544"/>
  </office:meta>
</office:document-meta>
</file>